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027f5" officeooo:paragraph-rsid="001027f5"/>
    </style:style>
    <style:style style:name="P2" style:family="paragraph" style:parent-style-name="Standard">
      <style:text-properties style:font-name="ARIAL" fo:font-weight="bold" officeooo:rsid="001027f5" officeooo:paragraph-rsid="001027f5" style:font-weight-asian="bold" style:font-weight-complex="bold"/>
    </style:style>
    <style:style style:name="P3" style:family="paragraph" style:parent-style-name="Standard">
      <style:text-properties officeooo:paragraph-rsid="001027f5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0e9023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rsid="000e9023" officeooo:paragraph-rsid="000e9023" style:text-blinking="false" fo:background-color="transparent" style:font-size-asian="12.25pt" style:font-weight-asian="bold" style:font-size-complex="14pt" style:font-weight-complex="bold"/>
    </style:style>
    <style:style style:name="P10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2a6099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2a6099" style:text-line-through-style="none" style:text-line-through-type="none" style:font-name="Arial1" fo:font-size="11pt" fo:font-style="normal" style:text-underline-style="none" fo:font-weight="normal" officeooo:rsid="001027f5" officeooo:paragraph-rsid="001027f5" style:text-blinking="false" fo:background-color="transparent"/>
    </style:style>
    <style:style style:name="P13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027f5" style:text-blinking="false" fo:background-color="transparent"/>
    </style:style>
    <style:style style:name="P15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027f5" officeooo:paragraph-rsid="001027f5" style:text-blinking="false" fo:background-color="transparent"/>
    </style:style>
    <style:style style:name="P16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paragraph-rsid="001027f5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2a6099" style:text-line-through-style="none" style:text-line-through-type="none" style:font-name="Arial1" fo:font-size="11pt" fo:font-style="normal" style:text-underline-style="none" fo:font-weight="normal" officeooo:rsid="001027f5" officeooo:paragraph-rsid="001027f5" style:text-blinking="false" fo:background-color="transparent"/>
    </style:style>
    <style:style style:name="P18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officeooo:paragraph-rsid="001027f5"/>
    </style:style>
    <style:style style:name="P19" style:family="paragraph" style:parent-style-name="Text_20_body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a6099" style:text-line-through-style="none" style:text-line-through-type="none" style:font-name="Arial1" fo:font-size="11pt" fo:font-style="normal" style:text-underline-style="none" fo:font-weight="normal" officeooo:rsid="000e9023" officeooo:paragraph-rsid="000e9023" style:text-blinking="false" fo:background-color="transparent"/>
    </style:style>
    <style:style style:name="P2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22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color="#2a6099"/>
    </style:style>
    <style:style style:name="T2" style:family="text">
      <style:text-properties fo:color="#2a6099" officeooo:rsid="000e9023"/>
    </style:style>
    <style:style style:name="T3" style:family="text">
      <style:text-properties fo:color="#2a6099" style:font-name="Arial" officeooo:rsid="000e9023"/>
    </style:style>
    <style:style style:name="T4" style:family="text">
      <style:text-properties fo:color="#2a6099" style:font-name="Arial" officeooo:rsid="001027f5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027f5" style:text-blinking="false" fo:background-color="transparent" loext:char-shading-value="0"/>
    </style:style>
    <style:style style:name="T7" style:family="text">
      <style:text-properties fo:font-variant="normal" fo:text-transform="none" fo:color="#2a6099" style:text-line-through-style="none" style:text-line-through-type="none" style:font-name="Arial1" fo:font-size="11pt" fo:font-style="normal" style:text-underline-style="none" fo:font-weight="normal" officeooo:rsid="000e9023" style:text-blinking="false" fo:background-color="transparent" loext:char-shading-value="0"/>
    </style:style>
    <style:style style:name="T8" style:family="text">
      <style:text-properties style:font-name="ARIAL" officeooo:rsid="001027f5"/>
    </style:style>
    <style:style style:name="T9" style:family="text">
      <style:text-properties style:font-name="ARIAL" officeooo:rsid="001641d8"/>
    </style:style>
    <style:style style:name="T10" style:family="text">
      <style:text-properties style:font-name="ARIAL" officeooo:rsid="0018095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UIÓN VIDEO KUBERNETES:</text:p>
      <text:p text:style-name="P8"/>
      <text:list xml:id="list207058850" text:style-name="L1">
        <text:list-header>
          <text:p text:style-name="P20"><text:bookmark text:name="docs-internal-guid-37302177-7fff-dbc3-1131-14bc8dde3fa5"/>Introducción (Alex)</text:p>
        </text:list-header>
      </text:list>
      <text:p text:style-name="P7"><text:tab/>Somos Roberto Martínez y Alejandro López, dos alumnos de Administración y sistemas <text:tab/>informáticos en red y venimos a presentar nuestro proyecto de fin de grado sobre <text:tab/>Kubernetes.</text:p>
      <text:p text:style-name="Text_20_body"><text:span text:style-name="T2"><text:tab/></text:span><text:span text:style-name="T3">Portada con texto presentación proyecto + texto enlace git</text:span></text:p>
      <text:p text:style-name="P6"/>
      <text:list xml:id="list3438929945" text:style-name="L2">
        <text:list-header>
          <text:p text:style-name="P21">¿Qué es Kubernetes? (Roberto) </text:p>
        </text:list-header>
      </text:list>
      <text:p text:style-name="P8"><text:tab/><text:span text:style-name="T2">Portada con texto</text:span></text:p>
      <text:p text:style-name="P10"/>
      <text:p text:style-name="P7"><text:tab/>Kubernetes es un software de orquestación de código abierto que permite implementar, <text:tab/>administrar y escalar aplicaciones en unidades lógicas para gestionarlas y darles <text:tab/>visibilidad.</text:p>
      <text:p text:style-name="Text_20_body"><text:tab/><text:span text:style-name="T4">Fotos</text:span><text:span text:style-name="T1"><text:tab/></text:span></text:p>
      <text:p text:style-name="Text_20_body"/>
      <text:list xml:id="list3375593307" text:style-name="L3">
        <text:list-header>
          <text:p text:style-name="P22">¿Por qué necesitas Kubernetes? (Alex)</text:p>
        </text:list-header>
      </text:list>
      <text:p text:style-name="P5"><text:tab/><text:span text:style-name="T7">Portada con texto</text:span></text:p>
      <text:p text:style-name="P7"><text:tab/>Kubernetes tiene varias características. Puedes pensar en Kubernetes como:</text:p>
      <text:list xml:id="list2457079213" text:style-name="L4">
        <text:list-item>
          <text:list>
            <text:list-header>
              <text:p text:style-name="P23">- Una plataforma de contenedores</text:p>
              <text:p text:style-name="P23">- Una plataforma de microservicios</text:p>
              <text:p text:style-name="P23">- Una plataforma portable de nube</text:p>
            </text:list-header>
          </text:list>
        </text:list-item>
      </text:list>
      <text:p text:style-name="P14"><text:tab/> <text:s/>y mucho más.</text:p>
      <text:p text:style-name="P17">Fotos</text:p>
      <text:p text:style-name="P15"/>
      <text:p text:style-name="P16">(Roberto)</text:p>
      <text:p text:style-name="P18"><text:span text:style-name="T5">En esta presentación explicaremo</text:span><text:span text:style-name="T6">s</text:span><text:span text:style-name="T5"> </text:span><text:span text:style-name="T6">co</text:span><text:span text:style-name="T5">mo funciona Kubernetes, su arquitectura, cada uno de sus elementos y su funcionalidad en un entorno de trabajo. (Roberto)</text:span></text:p>
      <text:p text:style-name="P12">Video grabando consola y dashboard</text:p>
      <text:p text:style-name="P11"/>
      <text:p text:style-name="P13">Os dejamos nuestro repositorio con toda la información y sin más dilación… ¡COMENZAMOS!</text:p>
      <text:p text:style-name="P19">Contraportada</text:p>
      <text:p text:style-name="Standard"/>
      <text:p text:style-name="P4"/>
      <text:p text:style-name="P2">ESPECIFICACIONES:</text:p>
      <text:p text:style-name="P1"><text:tab/></text:p>
      <text:p text:style-name="P1"><text:tab/>- Música + voz en off. Nivelar audios cuando entra y sale voz.</text:p>
      <text:p text:style-name="P1"/>
      <text:p text:style-name="P3"><text:span text:style-name="T8"><text:tab/>- Canción: </text:span><text:span text:style-name="T10">Computer world - Kraftwerk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7:39:34.770100206</meta:creation-date>
    <dc:date>2021-05-11T08:47:39.085329622</dc:date>
    <meta:editing-duration>PT32M17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176" meta:character-count="1187" meta:non-whitespace-character-count="1019"/>
  </office:meta>
</office:document-meta>
</file>